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ments to the Author(s)<text:line-break/>This manuscript deals with the use of ultrasonic techniques and laboratory experiments for the development of seismic imaging methods. The subject is of great interest (for various applications in geophysics) and appear to be suitable for submission to Geophysical Journal International (GJI). I think that the authors have perfectly suited tools, numerical and laboratory data. But both the aim and the outline of the presented paper appear too confused to me and an actual application should be presented.<text:line-break/><text:line-break/>The abstract of the manuscript seems too long and is mainly introductory. It does not clearly present  the objectives of this work and only suggests very general results. <text:line-break/><text:line-break/>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line-break/><text:line-break/>The second part of the introduction (line 54 page 3 to line 16 page 5) intends to present the main aims of this work. This section should describe the outline, the main questions and the general issues of the subject the authors are dealing with but it does not. Another disappointing point is the fact that only two references are given. This is far from enough for a scientific article (even if the subject seems to mainly deal with well known methodological and technical aspects of seismic imaging). The first reference of this section is the contribution of Bretaudeau et al. (2011) who introduced, as a “A tool to validate numerical modeling and seismic imaging methods”, the equipment and experimental setup used by the authors in this manuscript. 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line-break/><text:line-break/>Then, the authors present the main technical and methodological questions they intend to address only with one reference to support their ideas (which is way too few as I wrote above). If I understood well, the authors first point out the fact that, despite recent developments of 3 dimensional (3D) numerical modelling methods (they do not give any reference), most interpretation (processing, inversion) techniques involve 2D (or even 1D) assumptions. They 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line-break/><text:line-break/>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media. But why do the authors try to degrade their data which are recorded on 3D media (more <text:soft-page-break/>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line-break/><text:line-break/>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 <text:line-break/><text:line-break/>But possible reasons of my misunderstanding could as well be the lack of references about the subject and the poor organisation of the introduction, and of the manuscript in general. <text:line-break/><text:line-break/>The authors mention, at the end of the introduction, another study they performed about the reproducibility of their experimental source. Here again, I understand this issue is important in physical modelling (if one want to claim experiments to be controlled, the reproducibility of the source can be mandatory). However, there are no references about this problem and one does not clearly understand the link with the other parts of the manuscript.<text:line-break/><text:line-break/>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 <text:line-break/><text:line-break/>The models and their parameters are then presented. I did not understand the links between the Table 3 and Fig. 2. Why does the table contains properties of material not presented on Fig. 3, nor in the text, if I am correct ? In addition, the physical models are obviously 3D and with edges... so Fig. 3 should present every dimensions, show the 3D structures and where the acquisition setup is/are implemented (more particularly so the readers can easily find boundary conditions). As for numerical modelling, Fig. 4 is completely useless in its present form (it does not give any information about the model) and deserve way more details.<text:line-break/><text:line-break/>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line-break/><text:line-break/>Along with section 3 (RESULTS) comes an actual presentation of the main issues addressed in this manuscript, with associated references. But here again, a lack of appropriated references remains, more particularly about the use of line-sources that could have been found in the articles the authors cite. It seems important to give more details about theses aspects and to show how it helped previous authors interpreting real data. <text:line-break/><text:line-break/>Anyway, this short introduction of section 3 helped me understanding the main aim of this work and <text:soft-page-break/>guessing the point of the authors. But it remained difficult for me to follow the author's approach, due to a lack of organization and a confusing description of the setup. Here again, it was not easy to find the link between the two parts of this section.<text:line-break/><text:line-break/>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I would, in addition, recommend authors to provide a numbered manuscript, with enough line-space for reviewers to comment and to give more detailed figures and captions. It is also important to correctly insert references and to check the reference list for typ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0-10T12:24:20.976912660</dc:date>
    <dc:creator>pageotd </dc:creator>
    <meta:editing-duration>PT30S</meta:editing-duration>
    <meta:editing-cycles>1</meta:editing-cycles>
    <meta:document-statistic meta:table-count="0" meta:image-count="0" meta:object-count="0" meta:page-count="3" meta:paragraph-count="1" meta:word-count="1582" meta:character-count="9679" meta:non-whitespace-character-count="8078"/>
    <meta:generator>LibreOffice/4.4.2.2$Linux_X86_64 LibreOffice_project/40m0$Build-2</meta:generator>
  </office:meta>
</office:document-meta>
</file>